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106cm" fo:margin-bottom="0.106cm" loext:contextual-spacing="false" style:line-height-at-least="0.353cm" fo:text-align="start" style:justify-single-word="false"/>
      <style:text-properties style:font-name="Streetwear" fo:font-size="22pt" officeooo:rsid="000515e9" officeooo:paragraph-rsid="0004efe0" style:font-size-asian="22pt" style:font-name-complex="Garamond" style:font-size-complex="22pt"/>
    </style:style>
    <style:style style:name="P2" style:family="paragraph" style:parent-style-name="Standard">
      <style:paragraph-properties fo:margin-top="0.106cm" fo:margin-bottom="0.106cm" loext:contextual-spacing="false" style:line-height-at-least="0.353cm" fo:text-align="start" style:justify-single-word="false"/>
      <style:text-properties fo:font-size="14pt" officeooo:rsid="000515e9" officeooo:paragraph-rsid="0004efe0" style:font-size-asian="14pt" style:font-size-complex="14pt"/>
    </style:style>
    <style:style style:name="P3"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95432" style:font-size-asian="15pt" style:font-name-complex="Garamond" style:font-size-complex="15pt"/>
    </style:style>
    <style:style style:name="P4" style:family="paragraph" style:parent-style-name="Standard">
      <style:paragraph-properties fo:margin-top="0.106cm" fo:margin-bottom="0.106cm" loext:contextual-spacing="false" style:line-height-at-least="0.353cm" fo:text-align="justify" style:justify-single-word="false" fo:break-before="page"/>
      <style:text-properties style:font-name="Garamond" fo:font-size="10pt" officeooo:paragraph-rsid="00095432" style:font-size-asian="10pt" style:font-name-complex="Garamond" style:font-size-complex="15pt"/>
    </style:style>
    <style:style style:name="P5" style:family="paragraph" style:parent-style-name="Standard">
      <style:paragraph-properties fo:margin-top="0.106cm" fo:margin-bottom="0.106cm" loext:contextual-spacing="false" style:line-height-at-least="0.353cm" fo:text-align="justify" style:justify-single-word="false"/>
      <style:text-properties style:font-name="Linux Libertine O" fo:font-size="15pt" officeooo:paragraph-rsid="00095432" style:font-size-asian="15pt" style:font-name-complex="Garamond" style:font-size-complex="15pt"/>
    </style:style>
    <style:style style:name="P6" style:family="paragraph" style:parent-style-name="Text_20_body">
      <style:paragraph-properties fo:margin-top="0.106cm" fo:margin-bottom="0.106cm" loext:contextual-spacing="false" style:line-height-at-least="0.353cm" fo:text-align="justify" style:justify-single-word="false"/>
      <style:text-properties style:font-name="Linux Libertine O" fo:font-size="16pt" officeooo:paragraph-rsid="000c8e0a" style:font-size-asian="16pt" style:font-name-complex="Garamond" style:font-size-complex="16pt"/>
    </style:style>
    <style:style style:name="P7" style:family="paragraph" style:parent-style-name="Text_20_body">
      <style:paragraph-properties fo:margin-top="0.106cm" fo:margin-bottom="0.106cm" loext:contextual-spacing="false" style:line-height-at-least="0.353cm" fo:text-align="justify" style:justify-single-word="false" fo:break-before="page"/>
      <style:text-properties style:font-name="Garamond" fo:font-size="10pt" officeooo:paragraph-rsid="000c8e0a" style:font-size-asian="10pt" style:font-name-complex="Garamond" style:font-size-complex="15pt"/>
    </style:style>
    <style:style style:name="T1" style:family="text">
      <style:text-properties style:font-name="Impact"/>
    </style:style>
    <style:style style:name="T2" style:family="text">
      <style:text-properties style:font-name="Impact" officeooo:rsid="00095432"/>
    </style:style>
    <style:style style:name="T3" style:family="text">
      <style:text-properties style:font-name="Impact" officeooo:rsid="000b5093"/>
    </style:style>
    <style:style style:name="T4" style:family="text">
      <style:text-properties style:font-name="Impact" officeooo:rsid="000bceb5"/>
    </style:style>
    <style:style style:name="T5" style:family="text">
      <style:text-properties officeooo:rsid="00095432"/>
    </style:style>
    <style:style style:name="T6" style:family="text">
      <style:text-properties style:font-name="JARDOTTY"/>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b5093" style:font-style-asian="italic" style:font-weight-asian="bold" style:font-style-complex="italic" style:font-weight-complex="bold"/>
    </style:style>
    <style:style style:name="T9" style:family="text">
      <style:text-properties officeooo:rsid="000c8e0a"/>
    </style:style>
    <style:style style:name="T10" style:family="text">
      <style:text-properties style:font-name="JARDOTTY"/>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ame:</text:p>
      <text:p text:style-name="P1"><text:span text:style-name="T1">Chapter XX</text:span><text:span text:style-name="T2">X</text:span><text:span text:style-name="T3">I</text:span><text:span text:style-name="T2">I</text:span><text:span text:style-name="T4">I</text:span> – <text:span text:style-name="T9">Supernatural Order</text:span></text:p>
      <text:p text:style-name="P6"><text:span text:style-name="T9">1</text:span>. Grace (<text:span text:style-name="T6">presupposes</text:span>) (<text:span text:style-name="T6">destroys</text:span>) nature.</text:p>
      <text:p text:style-name="P6">2. Sanctifying grace is a supernatural <text:s/>_ _ _ _ _ _ _ <text:s/>existing in our (<text:span text:style-name="T6">faculties</text:span>) (<text:span text:style-name="T6">soul</text:span>).</text:p>
      <text:p text:style-name="P6">3. It gives us a real share in the <text:s/>_ _ _ _ _ _ _ <text:s/>of God.</text:p>
      <text:p text:style-name="P6">4. It does this by enabling us to perform acts that merit <text:s/>_ _ _ _ _ _ _ .</text:p>
      <text:p text:style-name="P6">5. Hence it is said to be “the <text:s/>_ _ _ _ _ _ _ <text:s/>of glory.”</text:p>
      <text:p text:style-name="P6">6. Our life on earth in grace (<text:span text:style-name="T6">is</text:span>) (<text:span text:style-name="T6">is not</text:span>) essentially the same as that of the blessed in heaven.</text:p>
      <text:p text:style-name="P6">7. St. Peter says that by grace we are made “partakers of the <text:s/>_ _ _ _ _ _ _ nature.”</text:p>
      <text:p text:style-name="P6">8. St. Paul says that grace makes us “Heirs indeed of <text:s/>_ _ _ _ _ _ _ <text:s/>and joint-heirs with <text:s/>_ _ _ _ _ _ _ .”</text:p>
      <text:p text:style-name="P6">9. It makes us God's <text:s/>_ _ _ _ _ _ _ <text:s/>children.</text:p>
      <text:p text:style-name="P6">10. Hence it makes us also <text:s/>_ _ _ _ _ _ _ <text:s/>of Christ.</text:p>
      <text:p text:style-name="P6">11. St. Paul says: “Know you not that you are the <text:s/>_ _ _ _ _ _ _ <text:s/>of God, and that the <text:s/>_ _ _ _ _ _ _ <text:s/>of God dwelleth in you?”</text:p>
      <text:p text:style-name="P6">12. Our Lord says: “If <text:s/>_ _ _ _ _ _ _ <text:s/>will love Me, he shall keep My word, and My <text:s/>_ _ _ _ _ _ _ <text:s/>will love him; and <text:s/>_ _ _ _ _ _ _ <text:s/>will come to him and make our <text:s/>_ _ _ _ _ _ _ <text:s/>with him.”</text:p>
      <text:p text:style-name="P6">13. The special presence of God in a soul in grace is called the <text:s/>_ _ _ _ _ _ _ <text:s/>of the Trinity.</text:p>
      <text:p text:style-name="P6">14. Grace makes each of our <text:s/>_ _ _ _ _ _ _ , <text:s/>_ _ _ _ _ _ _ <text:s/>acts merit heaven.</text:p>
      <text:p text:style-name="P6">15. One in a state of grace (<text:span text:style-name="T6">has</text:span>) (<text:span text:style-name="T6">has not</text:span>) necessarily the virtues of faith, hope and charity.</text:p>
      <text:p text:style-name="P6">16. One in a state of grace has all the gifts of <text:s/>_ _ _ _ _ _ _ .</text:p>
      <text:p text:style-name="P6">17. It is by the virtue of <text:s/>_ _ _ _ _ _ _ <text:s/>that we are made the friends of God.</text:p>
      <text:p text:style-name="P6"><text:soft-page-break/>18. It is by means of <text:s/>_ _ _ _ _ _ _ <text:s/>that we come to enjoy infused contemplation.</text:p>
      <text:p text:style-name="P6">19. Sanctifying grace and formal mortal sin (<text:span text:style-name="T6">can</text:span>) (<text:span text:style-name="T6">cannot</text:span>) exist together in a soul.</text:p>
      <text:p text:style-name="P6">20. It (<text:span text:style-name="T6">is</text:span>) (<text:span text:style-name="T6">is not</text:span>) a greater thing to be in grace than to raise the dead to life.</text:p>
      <text:p text:style-name="P3"/>
      <text:p text:style-name="P7"><text:span text:style-name="T9">1</text:span>. Grace (presupposes) (destroys) nature. 2. Sanctifying grace is a supernatural (...) existing in our (faculties) (soul). 3. It gives us a real share in the (...) of God. 4. It does this by enabling us to perform acts that merit (...). 5. Hence it is said to be “the (...) of glory.” 6. Our life on earth in grace (is) (is not) essentially the same as that of the blessed in heaven. 7. St. Peter says that by grace we are made “partakers of the (...) nature.” 8. St. Paul says that grace makes us “Heirs indeed of (...) and joint-heirs with (...).” 9. It makes us God's (...) children. 10. Hence it makes us also (...) of Christ. 11. St. Paul says: “Know you not that you are the (...) of God, and that the (...) of God dwelleth in you?” 12. Our Lord says: “If (...) will love Me, he shall keep My word, and My (...) will love him; and (...) will come to him and make our (...) with him.” 13. The special presence of God in a soul in grace is called the (...) of the Trinity. 14. Grace makes each of our (...), (...) acts merit heaven. 15. One in a state of grace (has) (has not) necessarily the virtues of faith, hope and charity. 16. One in a state of grace has all the gifts of (...). 17. It is by the virtue of (...) that we are made the friends of God. 18. It is by means of (...) that we come to enjoy infused contemplation. 19. Sanctifying grace and formal mortal sin (can) (cannot) exist together in a soul. 20. It (is) (is not) a greater thing to be in grace than to raise the dead to life.</text:p>
      <text:p text:style-name="P4">1. Justice urges us to give others what is (<text:span text:style-name="T8">due</text:span>) to them, i.e. that to which they have a (<text:span text:style-name="T8">right</text:span>). 2. That part of justice which regulates society's obligations to its members is called (<text:span text:style-name="T8">distributive</text:span>) justice. 3. That part which regulates their obligations to society is called (<text:span text:style-name="T8">legal</text:span>) justice. 4. The justice that rules between individuals is called (<text:span text:style-name="T8">commutative</text:span>) justice. 5. (<text:span text:style-name="T8">Commutative</text:span>) justice alone binds to restitution. 6. One is not allowed to kill an innocent person in order to put an end to suffering. It is (<text:span text:style-name="T7">a direct</text:span>) (an indirect) killing of the innocent; and the (<text:span text:style-name="T8">end</text:span>) never justifies the (<text:span text:style-name="T8">means</text:span>). 7. One is sometimes allowed to kill an innocent person (directly) (<text:span text:style-name="T7">indirectly</text:span>). It is a case of the (<text:span text:style-name="T8">double</text:span>) effect. 8. It is (never) (sometimes) (<text:span text:style-name="T7">always</text:span>) lawful to kill an unjust aggressor. 9. One who is drowned in an attempt to rescue another (commits) (<text:span text:style-name="T7">does not commit</text:span>) suicide. 10. An innocent person (is) (<text:span text:style-name="T7">is not</text:span>) allowed to commit suicide so that his family may benefit by his insurance. 11. Destruction of another's good name by means of lies is called (<text:span text:style-name="T8">calumny</text:span>). One guilty of it (<text:span text:style-name="T7">is</text:span>) (is not) bound to restitution. 12. The object of tale-bearing is the destruction of (<text:span text:style-name="T8">friendship</text:span>). 13. We are (<text:span text:style-name="T7">never</text:span>) (sometimes) allowed to tell a lie. 14. Flattery and cheating are forms of (<text:span text:style-name="T8">lying</text:span>). 15. In itself a lie is a (mortal) (<text:span text:style-name="T7">venial</text:span>) sin. 16. While walking in his sleep, a man burns down a house belonging to another. He (is) (<text:span text:style-name="T7">is not</text:span>) obliged to make restitution. 17. Knowing that it is a mortal sin, Podgy deliberately burns down Budgy's house. “A” says that he is obliged to make restitution under pain of mortal sin; “B”, under pain of venial sin. “C” says that there is no obligation. Which is right.” (“<text:span text:style-name="T7">A</text:span>”), (“B”), (“C”). 18. It is the virtue of (<text:span text:style-name="T8">religion</text:span>) that moves us to pay our debt of worship to God. Its motive is that of (<text:span text:style-name="T8">honesty</text:span>). 19. Religion should be (merely internal) (merely external) (<text:span text:style-name="T7">both internal and external</text:span>). 20. The act by which we will to worship God, promptly and wholeheartedly is called (<text:span text:style-name="T8">devotion</text:span>). 21. The one act of worship that be given to God alone is that of (<text:span text:style-name="T8">sacrifice</text:span>). 22. It is by (<text:span text:style-name="T8">prayer</text:span>) that we bring our intelligence and our will into line with God's. 23. The three religious vows are those of (<text:span text:style-name="T8">poverty</text:span>), (<text:span text:style-name="T8">chastity</text:span>) and (<text:span text:style-name="T8">obedience</text:span>). 24. Solemn religious vows make the opposite acts (illicit only) (invalid) (<text:span text:style-name="T7">both illicit and invalid</text:span>). 25. To call God to witness that what one says is true is to take (<text:span text:style-name="T8">an oath</text:span>). To violate it is to commit the sin of (<text:span text:style-name="T8">perjury</text:span>). 26. It is the sin of (<text:span text:style-name="T8">idolatory</text:span>) to give divine worship to a creature as such. 27. To sell rosary beads at a much greater price on account of indulgences attached to them is to commit the sin of (<text:span text:style-name="T8">simony</text:span>). 28. The virtue that moves us to pay our debt of submission, reverence and honour to our parents is called (<text:span text:style-name="T8">piety</text:span>). 29. Patriotism is primarily a question of (love) (<text:span text:style-name="T7">service</text:span>) of one's country. 30. It is the virtue of (<text:span text:style-name="T8">observance</text:span>) that inclines us to show respect to those superior to us in authority, knowledge and virt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JARDOTTY" svg:font-family="JARDOTTY" style:font-pitch="variable"/>
    <style:font-face style:name="Linux Libertine O" svg:font-family="'Linux Libertine O'" style:font-pitch="variable"/>
    <style:font-face style:name="Streetwear" svg:font-family="Streetwear" style:font-pitch="variable"/>
    <style:font-face style:name="Garamond" svg:font-family="Garamond"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55:24.525809670</meta:creation-date>
    <dc:date>2016-05-30T16:04:42.574813982</dc:date>
    <meta:editing-duration>PT24M12S</meta:editing-duration>
    <meta:editing-cycles>7</meta:editing-cycles>
    <meta:generator>LibreOffice/5.1.2.2.0$Linux_X86_64 LibreOffice_project/10m0$Build-2</meta:generator>
    <meta:print-date>2016-05-23T13:01:32.563579672</meta:print-date>
    <meta:document-statistic meta:table-count="0" meta:image-count="0" meta:object-count="0" meta:page-count="4" meta:paragraph-count="24" meta:word-count="1267" meta:character-count="6271" meta:non-whitespace-character-count="4990"/>
  </office:meta>
</office:document-meta>
</file>